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ohit Tamil" svg:font-family="'Lohit Tam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5pt" officeooo:rsid="000b5a4a" officeooo:paragraph-rsid="000b5a4a" style:font-size-asian="13.1000003814697pt" style:font-size-complex="15pt"/>
    </style:style>
    <style:style style:name="P2" style:family="paragraph" style:parent-style-name="Preformatted_20_Text">
      <style:text-properties fo:font-size="15pt" officeooo:rsid="0007b769" officeooo:paragraph-rsid="0007b769" style:font-size-asian="13.1000003814697pt" style:font-size-complex="15pt"/>
    </style:style>
    <style:style style:name="P3" style:family="paragraph" style:parent-style-name="Preformatted_20_Text">
      <style:text-properties style:font-name="Lohit Devanagari" fo:font-size="20pt" officeooo:rsid="000c0289" officeooo:paragraph-rsid="000c0289" style:font-size-asian="17.5pt" style:font-size-complex="20pt"/>
    </style:style>
    <style:style style:name="P4" style:family="paragraph" style:parent-style-name="Preformatted_20_Text">
      <style:text-properties style:font-name="Liberation Mono" fo:font-size="15pt" officeooo:rsid="000c0289" officeooo:paragraph-rsid="000c0289" style:font-size-asian="13.1000003814697pt" style:font-size-complex="15pt"/>
    </style:style>
    <style:style style:name="P5" style:family="paragraph" style:parent-style-name="Preformatted_20_Text">
      <style:text-properties style:font-name="Liberation Mono" fo:font-size="20pt" officeooo:rsid="000c0289" officeooo:paragraph-rsid="000c0289" style:font-size-asian="17.5pt" style:font-size-complex="20pt"/>
    </style:style>
    <style:style style:name="P6" style:family="paragraph" style:parent-style-name="Standard">
      <style:text-properties fo:font-size="20pt" officeooo:rsid="0007b769" officeooo:paragraph-rsid="0007b769" style:font-size-asian="17.5pt" style:font-size-complex="20pt"/>
    </style:style>
    <style:style style:name="P7" style:family="paragraph" style:parent-style-name="Standard">
      <style:text-properties fo:font-size="20pt" officeooo:rsid="00099283" officeooo:paragraph-rsid="00099283" style:font-size-asian="17.5pt" style:font-size-complex="20pt"/>
    </style:style>
    <style:style style:name="P8" style:family="paragraph" style:parent-style-name="Standard">
      <style:text-properties fo:font-size="20pt" officeooo:rsid="0009ccc9" officeooo:paragraph-rsid="0009ccc9" style:font-size-asian="17.5pt" style:font-size-complex="20pt"/>
    </style:style>
    <style:style style:name="P9" style:family="paragraph" style:parent-style-name="Standard">
      <style:text-properties fo:font-size="20pt" officeooo:rsid="000b5a4a" officeooo:paragraph-rsid="000b5a4a" style:font-size-asian="17.5pt" style:font-size-complex="20pt"/>
    </style:style>
    <style:style style:name="P10" style:family="paragraph" style:parent-style-name="Standard">
      <style:text-properties fo:font-size="20pt" officeooo:rsid="000c0289" officeooo:paragraph-rsid="000c0289" style:font-size-asian="17.5pt" style:font-size-complex="20pt"/>
    </style:style>
    <style:style style:name="P11" style:family="paragraph" style:parent-style-name="Standard">
      <style:text-properties fo:font-size="15pt" officeooo:rsid="0007b769" officeooo:paragraph-rsid="0007b769" style:font-size-asian="13.1000003814697pt" style:font-size-complex="15pt"/>
    </style:style>
    <style:style style:name="P12" style:family="paragraph" style:parent-style-name="Standard">
      <style:text-properties fo:font-size="15pt" officeooo:rsid="0009ccc9" officeooo:paragraph-rsid="0009ccc9" style:font-size-asian="13.1000003814697pt" style:font-size-complex="15pt"/>
    </style:style>
    <style:style style:name="P13" style:family="paragraph" style:parent-style-name="Standard">
      <style:text-properties fo:font-size="15pt" officeooo:rsid="000b5a4a" officeooo:paragraph-rsid="000b5a4a" style:font-size-asian="13.1000003814697pt" style:font-size-complex="15pt"/>
    </style:style>
    <style:style style:name="T1" style:family="text">
      <style:text-properties fo:font-size="15pt" style:font-size-asian="15pt" style:font-size-complex="15pt"/>
    </style:style>
    <style:style style:name="T2" style:family="text">
      <style:text-properties fo:font-size="15pt" officeooo:rsid="00099283" style:font-size-asian="15pt" style:font-size-complex="15pt"/>
    </style:style>
    <style:style style:name="T3" style:family="text">
      <style:text-properties officeooo:rsid="00099283"/>
    </style:style>
    <style:style style:name="T4" style:family="text">
      <style:text-properties officeooo:rsid="0009ccc9"/>
    </style:style>
    <style:style style:name="gr1" style:family="graphic">
      <style:graphic-properties draw:textarea-horizontal-align="justify" draw:textarea-vertical-align="middle" draw:auto-grow-height="false" fo:min-height="0.12cm" fo:min-width="1.22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Check the “is” operator on the float and string writing your finding ?</text:p>
      <text:p text:style-name="P6"><text:s text:c="7"/><text:span text:style-name="T1">is operator is the identity test operator, it check the two value in the same memory path. But </text:span><text:span text:style-name="T2">float is a decimal digit and the string is the sequence of character those we can conclude that the float and string locate in the different path of the memory.So, “is not” operator is applicable to this.</text:span></text:p>
      <text:p text:style-name="P6"><text:s text:c="5"/><text:span text:style-name="T1"><text:s/></text:span><text:span text:style-name="T2"><text:s text:c="2"/></text:span></text:p>
      <text:p text:style-name="P7">2. 1&gt;3&gt;4 <text:s text:c="2"/>how to solve <text:s/>?</text:p>
      <text:p text:style-name="P6"><draw:custom-shape text:anchor-type="paragraph" draw:z-index="0" draw:name="Shape1" draw:style-name="gr1" svg:width="1.403cm" svg:height="0.239cm" svg:x="1.224cm" svg:y="0.2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text:s text:c="8"/><text:span text:style-name="T3">To solve this problem we can see form the left to right side of the problem .</text:span><text:span text:style-name="T4">The 1 is not greater than 3 so, it is false</text:span></text:p>
      <text:p text:style-name="P12">So the result is False.</text:p>
      <text:p text:style-name="P8"/>
      <text:p text:style-name="P9">3. Use int() , float() , str() functions.</text:p>
      <text:p text:style-name="P9"/>
      <text:p text:style-name="P10">Eg:</text:p>
      <text:p text:style-name="P9"/>
      <text:p text:style-name="P9">1.int()</text:p>
      <text:p text:style-name="P1"><text:span text:style-name="Source_20_Text">print("int(123) is:", int(123))</text:span></text:p>
      <text:p text:style-name="P1"><text:span text:style-name="Source_20_Text"><text:s/></text:span></text:p>
      <text:p text:style-name="P1"><text:span text:style-name="Source_20_Text">Output:</text:span></text:p>
      <text:p text:style-name="P13"/>
      <text:p text:style-name="P2">int(123) is: 123</text:p>
      <text:p text:style-name="P2"/>
      <text:p text:style-name="P3">2.float()</text:p>
      <text:p text:style-name="P4">print(“float(33.3) is:”,float(33.3))</text:p>
      <text:p text:style-name="P4"><text:s/></text:p>
      <text:p text:style-name="P4">Output:</text:p>
      <text:p text:style-name="P4"/>
      <text:p text:style-name="P4">float(33.3) is : 33.3</text:p>
      <text:p text:style-name="P4"/>
      <text:p text:style-name="P5">3.str()</text:p>
      <text:p text:style-name="P4">print(“srt(praveen)is :”,str(praveen))</text:p>
      <text:p text:style-name="P4"/>
      <text:p text:style-name="P4">Output:</text:p>
      <text:p text:style-name="P4"/>
      <text:p text:style-name="P4">str(praveen) is : praveen</text:p>
      <text:p text:style-name="P1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ohit Tamil" svg:font-family="'Lohit Tam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22:29:53.969203901</meta:creation-date>
    <dc:date>2021-09-13T23:20:28.915896343</dc:date>
    <meta:editing-duration>PT8M48S</meta:editing-duration>
    <meta:editing-cycles>1</meta:editing-cycles>
    <meta:document-statistic meta:table-count="0" meta:image-count="0" meta:object-count="0" meta:page-count="2" meta:paragraph-count="22" meta:word-count="140" meta:character-count="821" meta:non-whitespace-character-count="672"/>
    <meta:generator>LibreOffice/7.1.4.2$Linux_X86_64 LibreOffice_project/10$Build-2</meta:generator>
  </office:meta>
</office:document-meta>
</file>